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26c" officeooo:paragraph-rsid="0010426c"/>
    </style:style>
    <style:style style:name="P2" style:family="paragraph" style:parent-style-name="Text_20_body">
      <style:text-properties officeooo:paragraph-rsid="0010426c"/>
    </style:style>
    <style:style style:name="P3" style:family="paragraph" style:parent-style-name="Title">
      <style:text-properties officeooo:rsid="000f26a7" officeooo:paragraph-rsid="000f26a7"/>
    </style:style>
    <style:style style:name="P4" style:family="paragraph" style:parent-style-name="Text_20_body" style:list-style-name="L1">
      <style:text-properties officeooo:paragraph-rsid="0010426c"/>
    </style:style>
    <style:style style:name="P5" style:family="paragraph" style:parent-style-name="Text_20_body" style:list-style-name="L2">
      <style:text-properties officeooo:rsid="0010426c" officeooo:paragraph-rsid="0010426c"/>
    </style:style>
    <style:style style:name="P6" style:family="paragraph" style:parent-style-name="Text_20_body" style:list-style-name="L2">
      <style:text-properties officeooo:rsid="001195b6" officeooo:paragraph-rsid="001195b6"/>
    </style:style>
    <style:style style:name="P7" style:family="paragraph" style:parent-style-name="Text_20_body" style:list-style-name="L2">
      <style:text-properties fo:font-style="normal" officeooo:rsid="001195b6" officeooo:paragraph-rsid="001195b6" style:font-style-asian="normal" style:font-style-complex="normal"/>
    </style:style>
    <style:style style:name="P8" style:family="paragraph" style:parent-style-name="Text_20_body" style:list-style-name="L2">
      <style:text-properties fo:font-style="normal" fo:font-weight="normal" officeooo:rsid="00162d1a" officeooo:paragraph-rsid="00162d1a" style:font-style-asian="normal" style:font-weight-asian="normal" style:font-style-complex="normal" style:font-weight-complex="normal"/>
    </style:style>
    <style:style style:name="P9" style:family="paragraph" style:parent-style-name="Text_20_body" style:list-style-name="L2">
      <style:text-properties fo:font-style="normal" fo:font-weight="normal" officeooo:rsid="001782f6" officeooo:paragraph-rsid="001782f6" style:font-style-asian="normal" style:font-weight-asian="normal" style:font-style-complex="normal" style:font-weight-complex="normal"/>
    </style:style>
    <style:style style:name="P10" style:family="paragraph" style:parent-style-name="Text_20_body" style:list-style-name="L2">
      <style:text-properties fo:font-style="normal" fo:font-weight="normal" officeooo:rsid="001b28e5" officeooo:paragraph-rsid="001b28e5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1b832b" officeooo:paragraph-rsid="001b832b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text-properties fo:font-style="italic" officeooo:rsid="001195b6" officeooo:paragraph-rsid="001195b6" style:font-style-asian="italic" style:font-style-complex="italic"/>
    </style:style>
    <style:style style:name="P13" style:family="paragraph" style:parent-style-name="Text_20_body" style:list-style-name="L2">
      <style:text-properties fo:font-style="italic" officeooo:rsid="0013306d" officeooo:paragraph-rsid="0013306d" style:font-style-asian="italic" style:font-style-complex="italic"/>
    </style:style>
    <style:style style:name="P14" style:family="paragraph" style:parent-style-name="Text_20_body" style:list-style-name="L2">
      <style:text-properties fo:font-style="italic" officeooo:rsid="001959c7" officeooo:paragraph-rsid="001959c7" style:font-style-asian="italic" style:font-style-complex="italic"/>
    </style:style>
    <style:style style:name="T1" style:family="text">
      <style:text-properties officeooo:rsid="0010426c"/>
    </style:style>
    <style:style style:name="T2" style:family="text">
      <style:text-properties officeooo:rsid="001195b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3306d"/>
    </style:style>
    <style:style style:name="T9" style:family="text">
      <style:text-properties officeooo:rsid="001415ee"/>
    </style:style>
    <style:style style:name="T10" style:family="text">
      <style:text-properties officeooo:rsid="00162d1a"/>
    </style:style>
    <style:style style:name="T11" style:family="text">
      <style:text-properties officeooo:rsid="001782f6"/>
    </style:style>
    <style:style style:name="T12" style:family="text">
      <style:text-properties officeooo:rsid="001959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ynchronous code</text:p>
      <text:p text:style-name="P1">keywords and topics: callbacks, callback hell, promises, fetching information takes time, <text:span text:style-name="T2">resolve, reject, get, fetch, then, catch, </text:span><text:span text:style-name="T8">finally, </text:span><text:span text:style-name="T10">stack, callstack, stack trace, maximum call stack exceeded, blocking, </text:span><text:span text:style-name="T11">callbacks are synchronous, concurrency, event loop, </text:span><text:span text:style-name="T12">task queue, webAPIs, </text:span></text:p>
      <text:h text:style-name="Heading_20_1" text:outline-level="1">Sources: </text:h>
      <text:list xml:id="list3926949527" text:style-name="L1">
        <text:list-item>
          <text:p text:style-name="P4"><text:a xlink:type="simple" xlink:href="https://davidwalsh.name/promises" text:style-name="Internet_20_link" text:visited-style-name="Visited_20_Internet_20_Link"><text:span text:style-name="T1">About promises</text:span></text:a></text:p>
        </text:list-item>
        <text:list-item>
          <text:p text:style-name="P4"><text:a xlink:type="simple" xlink:href="https://www.youtube.com/watch?v=2d7s3spWAzo" text:style-name="Internet_20_link" text:visited-style-name="Visited_20_Internet_20_Link"><text:span text:style-name="T9">Video about promises</text:span></text:a></text:p>
        </text:list-item>
        <text:list-item>
          <text:p text:style-name="P4"><text:a xlink:type="simple" xlink:href="https://www.youtube.com/watch?v=8aGhZQkoFbQ" text:style-name="Internet_20_link" text:visited-style-name="Visited_20_Internet_20_Link"><text:span text:style-name="T10">Another video on promises</text:span></text:a></text:p>
        </text:list-item>
      </text:list>
      <text:p text:style-name="P2"/>
      <text:h text:style-name="Heading_20_1" text:outline-level="1">Notes</text:h>
      <text:list xml:id="list1594924888" text:style-name="L2">
        <text:list-item>
          <text:p text:style-name="P5">A promise is an object that might produce a value in the future.</text:p>
        </text:list-item>
        <text:list-item>
          <text:p text:style-name="P5">When something doesn’t happen right away (Like fetching data from another website) we might run into trouble if any information is requested from it before it’s ready; promises allow to handle these situations. </text:p>
        </text:list-item>
        <text:list-item>
          <text:p text:style-name="P6">All promise instances get a <text:span text:style-name="T3">then</text:span><text:span text:style-name="T4"> method that allows you to react to the promise.</text:span></text:p>
        </text:list-item>
        <text:list-item>
          <text:p text:style-name="P6">The first then method callback receives the result given to it by the resolve() call:</text:p>
        </text:list-item>
        <text:list-item>
          <text:p text:style-name="P7">Returning a <text:span text:style-name="T3">resolve</text:span> means it passed the tests, returning a <text:span text:style-name="T3">reject</text:span> for when it fails the tests.</text:p>
        </text:list-item>
        <text:list-item>
          <text:p text:style-name="P12">Then<text:span text:style-name="T4"> is triggered when a promise is </text:span>resolved.</text:p>
        </text:list-item>
        <text:list-item>
          <text:p text:style-name="P12">Then<text:span text:style-name="T4"> can be chained and each receives the return value of the previous </text:span>then.</text:p>
        </text:list-item>
        <text:list-item>
          <text:p text:style-name="P12">Catch<text:span text:style-name="T4"> is executed when a promise is rejected.</text:span></text:p>
        </text:list-item>
        <text:list-item>
          <text:p text:style-name="P13">Finally<text:span text:style-name="T4"> is a more recent syntax that happens regardless of success or failure of the promise.</text:span></text:p>
        </text:list-item>
        <text:list-item>
          <text:p text:style-name="P13">Promise.all<text:span text:style-name="T4"> is used when you want a way to answer to all the promises happening, it takes an array of promises and fires a callback once they are</text:span><text:span text:style-name="T5"> all </text:span><text:span text:style-name="T4">resolved.</text:span></text:p>
        </text:list-item>
        <text:list-item>
          <text:p text:style-name="P13">Promise.race<text:span text:style-name="T4"> triggers as soon any promise is </text:span><text:span text:style-name="T5">resolved or rejected</text:span><text:span text:style-name="T6">.</text:span></text:p>
        </text:list-item>
        <text:list-item>
          <text:p text:style-name="P8">V8 is the runtime inside chrome.</text:p>
        </text:list-item>
        <text:list-item>
          <text:p text:style-name="P8">Javascript is a single threaded language.</text:p>
        </text:list-item>
        <text:list-item>
          <text:p text:style-name="P9">The browser is more than the runtimes. </text:p>
        </text:list-item>
        <text:list-item>
          <text:p text:style-name="P14"><text:span text:style-name="T7">SetTimeout</text:span><text:span text:style-name="T6"> isn’t a garantued time of execution, it’s a minimal time of execution, due to the way the callstack and event loop works.</text:span></text:p>
        </text:list-item>
        <text:list-item>
          <text:p text:style-name="P10"><text:soft-page-break/>Inefficient code will interrupt the stack and the callback queue, slowing the way the page works.</text:p>
        </text:list-item>
      </text:list>
      <text:p text:style-name="P11">See notes on the book, ‘You don’t know JS: Asynchrony’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Rengifo</meta:initial-creator>
    <meta:creation-date>2021-11-24T22:54:52.183981127</meta:creation-date>
    <dc:date>2021-11-27T21:11:38.645032856</dc:date>
    <dc:creator>Gabriel Rengifo</dc:creator>
    <meta:editing-duration>PT1H20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315" meta:character-count="1810" meta:non-whitespace-character-count="1534"/>
  </office:meta>
</office:document-meta>
</file>